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CCommentLanguageLevel.generate( PSGenerator g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SCCommentLanguageLevel.pars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LanguageLevel.DSCCommentLanguage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SCCommentLanguageLevel.DSCCommentLanguageLevel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LanguageLevel.has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LanguageLevel.getLanguage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LanguageLev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